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72cm" fo:break-before="auto" style:use-optimal-row-height="false"/>
    </style:style>
    <style:style style:name="ro5" style:family="table-row">
      <style:table-row-properties style:row-height="0.485cm" fo:break-before="auto" style:use-optimal-row-height="false"/>
    </style:style>
    <style:style style:name="ta1" style:family="table" style:master-page-name="mp3">
      <style:table-properties table:display="true" style:writing-mode="lr-tb" table:tab-color="#ffffff"/>
    </style:style>
    <style:style style:name="ta2" style:family="table" style:master-page-name="mp4">
      <style:table-properties table:display="true" style:writing-mode="lr-tb" table:tab-color="#ffffff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40">
      <number:year number:style="long"/>
      <number:text>年</number:text>
      <number:month/>
      <number:text>月</number:text>
      <number:day/>
      <number:text>日</number:text>
    </number:date-style>
    <number:text-style style:name="N100">
      <number:text-content/>
    </number:text-style>
    <number:date-style style:name="N10040" number:language="ja" number:country="JP">
      <number:year number:style="long"/>
      <number:text>年</number:text>
      <number:month/>
      <number:text>月</number:text>
      <number:day/>
      <number:text>日</number:text>
    </number:date-style>
    <style:style style:name="ce39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40" style:family="table-cell" style:parent-style-name="Default" style:data-style-name="N0">
      <style:text-properties style:font-name="ＭＳ Ｐゴシック" fo:font-weight="bold" style:font-name-asian="ＭＳ Ｐゴシック1" style:font-weight-asian="bold" style:font-name-complex="ＭＳ Ｐゴシック1" style:font-weight-complex="bold"/>
    </style:style>
    <style:style style:name="ce4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ＭＳ Ｐゴシック" style:font-name-asian="ＭＳ Ｐゴシック1" style:font-name-complex="ＭＳ Ｐゴシック1"/>
    </style:style>
    <style:style style:name="ce42" style:family="table-cell" style:parent-style-name="Default" style:data-style-name="N0">
      <style:table-cell-properties fo:background-color="#fce4d6"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" style:family="table-cell" style:parent-style-name="Default" style:data-style-name="N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44" style:family="table-cell" style:parent-style-name="Default" style:data-style-name="N0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ce45" style:family="table-cell" style:parent-style-name="Default" style:data-style-name="N0">
      <style:table-cell-properties fo:background-color="#ffcccc"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6" style:family="table-cell" style:parent-style-name="Default" style:data-style-name="N0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0" style:family="table-cell" style:parent-style-name="Default" style:data-style-name="N14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" style:family="table-cell" style:parent-style-name="Default" style:data-style-name="N149">
      <style:table-cell-properties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50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3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4" style:family="table-cell" style:parent-style-name="Default" style:data-style-name="N149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7" style:family="table-cell" style:parent-style-name="Default" style:data-style-name="N1004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8" style:family="table-cell" style:parent-style-name="Default" style:data-style-name="N40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51" style:family="table-cell" style:parent-style-name="Default" style:data-style-name="N0"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5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0" style:family="table-cell" style:parent-style-name="Default" style:data-style-name="N0">
      <style:text-properties style:font-name="游ゴシック1" style:font-name-asian="游ゴシック1" style:font-name-complex="ＭＳ Ｐゴシック1"/>
    </style:style>
    <style:style style:name="ce111" style:family="table-cell" style:parent-style-name="Default" style:data-style-name="N123">
      <style:table-cell-properties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2" style:family="table-cell" style:parent-style-name="Default" style:data-style-name="N123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29" style:family="table-cell" style:parent-style-name="Default" style:data-style-name="N0">
      <style:table-cell-properties fo:background-color="#ffcccc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0" style:family="table-cell" style:parent-style-name="Default" style:data-style-name="N0">
      <style:table-cell-properties fo:background-color="#ffffff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1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17" style:family="table-cell" style:parent-style-name="Default" style:data-style-name="N0">
      <style:table-cell-properties fo:background-color="#ffffff" fo:border="0.06pt solid #000000"/>
      <style:text-properties style:font-name="ＭＳ Ｐゴシック" fo:font-size="8pt" style:font-name-asian="游ゴシック1" style:font-size-asian="8pt" style:font-name-complex="ＭＳ Ｐゴシック1" style:font-size-complex="8pt"/>
    </style:style>
    <style:style style:name="ce118" style:family="table-cell" style:parent-style-name="Default" style:data-style-name="N0">
      <style:table-cell-properties fo:background-color="transparent" fo:border="0.06pt solid #000000" style:vertical-align="middle"/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4" style:family="table-cell" style:parent-style-name="Default" style:data-style-name="N36">
      <style:text-properties style:font-name="游ゴシック1" fo:font-size="9pt" style:font-name-asian="游ゴシック1" style:font-size-asian="9pt" style:font-name-complex="ＭＳ Ｐゴシック1" style:font-size-complex="9pt"/>
    </style:style>
    <style:style style:name="ce35" style:family="table-cell" style:parent-style-name="Default">
      <style:text-properties style:font-name="游ゴシック1" fo:font-size="8pt" style:font-name-asian="游ゴシック1" style:font-size-asian="8pt" style:font-size-complex="8pt"/>
    </style:style>
    <style:style style:name="ce315" style:family="table-cell" style:parent-style-name="Default" style:data-style-name="N100">
      <style:table-cell-properties fo:background-color="#ffcccc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7" style:family="table-cell" style:parent-style-name="Default">
      <style:text-properties fo:font-size="8pt" style:font-size-asian="8pt" style:font-size-complex="8pt"/>
    </style:style>
    <style:style style:name="ce3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20" style:family="table-cell" style:parent-style-name="Default">
      <style:text-properties style:font-name="游ゴシック1" style:font-name-asian="游ゴシック1"/>
    </style:style>
    <style:style style:name="ce67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13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游ゴシック1" fo:font-size="8pt" fo:font-weight="normal" style:font-name-asian="游ゴシック1" style:font-size-asian="8pt" style:font-weight-asian="normal" style:font-name-complex="ＭＳ Ｐゴシック1" style:font-size-complex="8pt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游ゴシック1" fo:font-size="8pt" style:font-name-asian="游ゴシック1" style:font-size-asian="8pt" style:font-size-complex="8pt"/>
    </style:style>
    <style:style style:name="ce73" style:family="table-cell" style:parent-style-name="Default">
      <style:table-cell-properties fo:background-color="#c2c2c2" fo:border="0.06pt solid #000000"/>
      <style:text-properties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style:font-name-asian="游ゴシック1" style:font-size-asian="8pt" style:font-name-complex="ＭＳ Ｐゴシック1" style:font-size-complex="8pt"/>
    </style:style>
    <style:style style:name="ce76" style:family="table-cell" style:parent-style-name="Default" style:data-style-name="N0">
      <style:table-cell-properties fo:background-color="#c2c2c2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7" style:family="table-cell" style:parent-style-name="Default" style:data-style-name="N0">
      <style:table-cell-properties fo:background-color="#c2c2c2" fo:wrap-option="wrap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78" style:family="table-cell" style:parent-style-name="Default">
      <style:table-cell-properties fo:wrap-option="no-wrap" fo:border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ＭＳ Ｐゴシック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00">
      <style:table-cell-properties fo:background-color="transparent" fo:border="0.06pt solid #000000" style:vertical-align="middle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81" style:family="table-cell" style:parent-style-name="Default">
      <style:table-cell-properties fo:border="0.06pt solid #000000"/>
      <style:text-properties style:font-name="游ゴシック1" fo:font-size="8pt" style:font-name-asian="游ゴシック1" style:font-size-asian="8pt" style:font-size-complex="8pt"/>
    </style:style>
    <style:style style:name="ce56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c2c2" fo:wrap-option="no-wrap" fo:border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游ゴシック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1" style:font-size-asian="8pt" style:language-asian="ja" style:country-asian="JP" style:font-style-asian="normal" style:font-weight-asian="normal" style:font-name-complex="游ゴシック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1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cm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62" style:family="table-cell" style:parent-style-name="Default" style:data-style-name="N0">
      <style:table-cell-properties style:text-align-source="value-type" style:repeat-content="false" fo:wrap-option="wrap" fo:border="0.06pt solid #000000"/>
      <style:paragraph-properties fo:margin-left="0cm"/>
      <style:text-properties style:use-window-font-color="true" style:font-name="游ゴシック1" fo:font-size="8pt" style:font-name-asian="Consolas" style:font-size-asian="8pt" style:font-name-complex="Consolas" style:font-size-complex="8pt"/>
    </style:style>
    <style:style style:name="ce144" style:family="table-cell" style:parent-style-name="Default">
      <style:table-cell-properties fo:background-color="#c2c2c2" fo:border="0.06pt solid #000000"/>
      <style:text-properties style:font-name="游ゴシック1" fo:font-size="8pt" style:font-name-asian="游ゴシック1" style:font-size-asian="8pt" style:font-size-complex="8pt"/>
    </style:style>
    <style:style style:name="ce145" style:family="table-cell" style:parent-style-name="Default" style:data-style-name="N0">
      <style:table-cell-properties fo:background-color="transparent" fo:border="0.06pt solid #000000" style:vertical-align="middle"/>
      <style:text-properties fo:color="#000000" style:font-name="游ゴシック1" fo:font-size="8pt" fo:language="none" fo:country="none" style:font-name-asian="游ゴシック1" style:font-size-asian="8pt" style:language-asian="none" style:country-asian="none" style:font-name-complex="Consolas" style:font-size-complex="8pt" style:language-complex="none" style:country-complex="none"/>
    </style:style>
    <style:style style:name="ce149" style:family="table-cell" style:parent-style-name="Default">
      <style:text-properties style:text-outline="false" style:text-line-through-style="none" style:text-line-through-type="none" fo:font-size="8pt" fo:language="none" fo:country="none" fo:font-style="normal" fo:text-shadow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 fo:border="0.06pt solid #000000"/>
      <style:text-properties style:font-name="游ゴシック1" fo:font-size="8pt" style:font-name-asian="游ゴシック1" style:font-size-asian="8pt" style:font-name-complex="ＭＳ Ｐゴシック1" style:font-size-complex="8pt"/>
    </style:style>
    <style:style style:name="ce399" style:family="table-cell" style:parent-style-name="Default">
      <style:text-properties style:font-name="游ゴシック1" fo:font-size="9pt" style:font-name-asian="游ゴシック1" style:font-size-asian="9pt" style:font-size-complex="9pt"/>
    </style:style>
    <style:style style:name="gr1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表題" table:style-name="ta1">
        <table:table-column table:style-name="co1" table:number-columns-repeated="1024" table:default-cell-style-name="ce39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プロジェクト名：〇〇会社製品開発システム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0" office:value-type="string" calcext:value-type="string">
            <text:p>機能名：</text:p>
          </table:table-cell>
          <table:table-cell table:style-name="ce40" office:value-type="string" calcext:value-type="string">
            <text:p>部署情報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企業名：</text:p>
          </table:table-cell>
          <table:table-cell table:style-name="ce41" office:value-type="string" calcext:value-type="string">
            <text:p>B-FORME</text:p>
          </table:table-cell>
          <table:table-cell table:style-name="ce41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所属：</text:p>
          </table:table-cell>
          <table:table-cell table:style-name="ce41" office:value-type="string" calcext:value-type="string">
            <text:p>B-FORME第１Java開発部隊</text:p>
          </table:table-cell>
          <table:table-cell table:style-name="ce41"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1" office:value-type="string" calcext:value-type="string">
            <text:p>責任者：</text:p>
          </table:table-cell>
          <table:table-cell table:style-name="ce41" table:number-columns-repeated="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pyright 2021 B-FORME inc.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表題.$A$1" table:cell-range-address="表題.$A$1:表題.$I$29"/>
        </table:named-expressions>
      </table:table>
      <table:table table:name="更新履歴" table:style-name="ta1">
        <table:table-column table:style-name="co3" table:number-columns-repeated="1024" table:default-cell-style-name="ce44"/>
        <table:table-column table:style-name="co3" table:number-columns-repeated="15360" table:default-cell-style-name="Default"/>
        <table:table-row table:style-name="ro2">
          <table:table-cell table:style-name="ce42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50" office:value-type="string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5"/>
          <table:table-cell table:style-name="ce42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7" office:value-type="string" calcext:value-type="string" table:number-columns-spanned="3" table:number-rows-spanned="2">
            <text:p>部署情報</text:p>
          </table:table-cell>
          <table:covered-table-cell table:number-columns-repeated="2" table:style-name="ce5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397" table:formula="of:=[.B5]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16368"/>
        </table:table-row>
        <table:table-row table:style-name="ro2">
          <table:covered-table-cell table:number-columns-repeated="11" table:style-name="ce5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397" table:formula="of:=MAX([.B5:.B23])" office:value-type="date" office:date-value="2023-05-29" calcext:value-type="date" table:number-columns-spanned="3" table:number-rows-spanned="1">
            <text:p>2023年5月29日</text:p>
          </table:table-cell>
          <table:covered-table-cell table:number-columns-repeated="2" table:style-name="ce398"/>
          <table:table-cell table:number-columns-repeated="16368"/>
        </table:table-row>
        <table:table-row table:style-name="ro2">
          <table:table-cell table:number-columns-repeated="16384"/>
        </table:table-row>
        <table:table-row table:style-name="ro2">
          <table:table-cell table:style-name="ce45" office:value-type="string" calcext:value-type="string">
            <text:p>No</text:p>
          </table:table-cell>
          <table:table-cell table:style-name="ce45" office:value-type="string" calcext:value-type="string" table:number-columns-spanned="3" table:number-rows-spanned="1">
            <text:p>年月日</text:p>
          </table:table-cell>
          <table:covered-table-cell table:style-name="ce13"/>
          <table:covered-table-cell table:style-name="Default"/>
          <table:table-cell table:style-name="ce45" office:value-type="string" calcext:value-type="string" table:number-columns-spanned="9" table:number-rows-spanned="1">
            <text:p>内容</text:p>
          </table:table-cell>
          <table:covered-table-cell table:number-columns-repeated="8" table:style-name="ce13"/>
          <table:table-cell table:style-name="ce45" office:value-type="string" calcext:value-type="string" table:number-columns-spanned="2" table:number-rows-spanned="1">
            <text:p>更新者</text:p>
          </table:table-cell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" calcext:value-type="float">
            <text:p>1</text:p>
          </table:table-cell>
          <table:table-cell table:style-name="ce10" office:value-type="date" office:date-value="2023-05-29" calcext:value-type="date" table:number-columns-spanned="3" table:number-rows-spanned="1">
            <text:p>2023年5月29日</text:p>
          </table:table-cell>
          <table:covered-table-cell table:style-name="ce14"/>
          <table:covered-table-cell table:style-name="Default"/>
          <table:table-cell table:style-name="ce15" office:value-type="string" calcext:value-type="string" table:number-columns-spanned="9" table:number-rows-spanned="1">
            <text:p>新規作成</text:p>
          </table:table-cell>
          <table:covered-table-cell table:number-columns-repeated="7" table:style-name="ce16"/>
          <table:covered-table-cell table:style-name="ce19"/>
          <table:table-cell table:style-name="ce69" office:value-type="string" calcext:value-type="string" table:number-columns-spanned="2" table:number-rows-spanned="1">
            <text:p>梶浦 宰</text:p>
          </table:table-cell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2" calcext:value-type="float">
            <text:p>2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4" calcext:value-type="float">
            <text:p>4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7" office:value-type="float" office:value="5" calcext:value-type="float">
            <text:p>5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70" table:number-columns-spanned="2" table:number-rows-spanned="1"/>
          <table:covered-table-cell table:style-name="ce25"/>
          <table:table-cell table:number-columns-repeated="16369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993"/>
          <table:table-cell table:style-name="Default" table:number-columns-repeated="16"/>
          <table:table-cell table:number-columns-repeated="15360"/>
        </table:table-row>
        <table:table-row table:style-name="ro2">
          <table:table-cell table:style-name="ce46" office:value-type="float" office:value="7" calcext:value-type="float">
            <text:p>7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993"/>
          <table:table-cell table:style-name="Default" table:number-columns-repeated="16"/>
          <table:table-cell table:number-columns-repeated="15360"/>
        </table:table-row>
        <table:table-row table:style-name="ro2">
          <table:table-cell table:style-name="ce46" office:value-type="float" office:value="8" calcext:value-type="float">
            <text:p>8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9" calcext:value-type="float">
            <text:p>9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0" calcext:value-type="float">
            <text:p>10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1" calcext:value-type="float">
            <text:p>11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2" calcext:value-type="float">
            <text:p>12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3" calcext:value-type="float">
            <text:p>13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4" calcext:value-type="float">
            <text:p>14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5" calcext:value-type="float">
            <text:p>15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6" calcext:value-type="float">
            <text:p>16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7" calcext:value-type="float">
            <text:p>17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8" calcext:value-type="float">
            <text:p>18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>
          <table:table-cell table:style-name="ce46" office:value-type="float" office:value="19" calcext:value-type="float">
            <text:p>19</text:p>
          </table:table-cell>
          <table:table-cell table:style-name="ce11" table:number-columns-spanned="3" table:number-rows-spanned="1"/>
          <table:covered-table-cell table:style-name="ce14"/>
          <table:covered-table-cell table:style-name="Default"/>
          <table:table-cell table:style-name="ce15" table:number-columns-spanned="9" table:number-rows-spanned="1"/>
          <table:covered-table-cell table:number-columns-repeated="7" table:style-name="ce16"/>
          <table:covered-table-cell table:style-name="ce19"/>
          <table:table-cell table:style-name="ce69" table:number-columns-spanned="2" table:number-rows-spanned="1"/>
          <table:covered-table-cell table:style-name="ce51"/>
          <table:table-cell table:number-columns-repeated="16369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  <table:named-expressions>
          <table:named-range table:name="Print_Area" table:base-cell-address="$更新履歴.$A$1" table:cell-range-address="更新履歴.$A$1:更新履歴.$O$25"/>
        </table:named-expressions>
      </table:table>
      <table:table table:name="メソッド一覧" table:style-name="ta2">
        <table:table-column table:style-name="co3" table:number-columns-repeated="1024" table:default-cell-style-name="ce110"/>
        <table:table-column table:style-name="co3" table:number-columns-repeated="15360" table:default-cell-style-name="Default"/>
        <table:table-row table:style-name="ro1">
          <table:table-cell table:style-name="ce42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50" table:formula="of:=[$更新履歴.C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5"/>
          <table:table-cell table:style-name="ce42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7" table:formula="of:=[$更新履歴.I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5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397" table:formula="of:=[$更新履歴.M1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398"/>
          <table:table-cell table:style-name="ce34"/>
          <table:table-cell table:number-columns-repeated="1001"/>
          <table:table-cell table:style-name="Default" table:number-columns-repeated="6"/>
          <table:table-cell table:number-columns-repeated="15360"/>
        </table:table-row>
        <table:table-row table:style-name="ro1">
          <table:covered-table-cell table:number-columns-repeated="11" table:style-name="ce5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397" table:formula="of:=[$更新履歴.M2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398"/>
          <table:table-cell table:style-name="ce34"/>
          <table:table-cell table:number-columns-repeated="1001"/>
          <table:table-cell table:style-name="Default" table:number-columns-repeated="6"/>
          <table:table-cell table:number-columns-repeated="15360"/>
        </table:table-row>
        <table:table-row table:style-name="ro1">
          <table:table-cell table:number-columns-repeated="16384"/>
        </table:table-row>
        <table:table-row table:style-name="ro3">
          <table:table-cell table:style-name="ce45" office:value-type="string" calcext:value-type="string">
            <text:p>No</text:p>
          </table:table-cell>
          <table:table-cell table:style-name="ce29" office:value-type="string" calcext:value-type="string" table:number-columns-spanned="3" table:number-rows-spanned="1">
            <text:p>クラス名（論理名）</text:p>
          </table:table-cell>
          <table:covered-table-cell table:number-columns-repeated="2" table:style-name="ce29"/>
          <table:table-cell table:style-name="ce29" office:value-type="string" calcext:value-type="string" table:number-columns-spanned="3" table:number-rows-spanned="1">
            <text:p>クラス名（物理名）</text:p>
          </table:table-cell>
          <table:covered-table-cell table:number-columns-repeated="2" table:style-name="ce29"/>
          <table:table-cell table:style-name="ce29" office:value-type="string" calcext:value-type="string" table:number-columns-spanned="10" table:number-rows-spanned="1">
            <text:p>内容</text:p>
          </table:table-cell>
          <table:covered-table-cell table:number-columns-repeated="9" table:style-name="ce29"/>
          <table:table-cell table:style-name="ce29" office:value-type="string" calcext:value-type="string" table:number-columns-spanned="4" table:number-rows-spanned="1">
            <text:p>備考</text:p>
          </table:table-cell>
          <table:covered-table-cell table:number-columns-repeated="3" table:style-name="ce29"/>
          <table:table-cell table:style-name="ce13" table:number-columns-repeated="1003"/>
          <table:table-cell table:number-columns-repeated="15360"/>
        </table:table-row>
        <table:table-row table:style-name="ro1">
          <table:table-cell table:style-name="ce111" office:value-type="float" office:value="1" calcext:value-type="float">
            <text:p>1 </text:p>
          </table:table-cell>
          <table:table-cell table:style-name="ce30" office:value-type="string" calcext:value-type="string" table:number-columns-spanned="3" table:number-rows-spanned="1">
            <text:p>部署情報リポジトリ</text:p>
          </table:table-cell>
          <table:covered-table-cell table:number-columns-repeated="2" table:style-name="ce30"/>
          <table:table-cell table:style-name="ce30" office:value-type="string" calcext:value-type="string" table:number-columns-spanned="3" table:number-rows-spanned="1">
            <text:p>Bfmk07Repository</text:p>
          </table:table-cell>
          <table:covered-table-cell table:number-columns-repeated="2" table:style-name="ce30"/>
          <table:table-cell table:style-name="ce117" office:value-type="string" calcext:value-type="string" table:number-columns-spanned="10" table:number-rows-spanned="1">
            <text:p>データソースを隔離し、保守や拡張性を高めてデータベースを扱う</text:p>
          </table:table-cell>
          <table:covered-table-cell table:number-columns-repeated="9" table:style-name="ce30"/>
          <table:table-cell table:style-name="ce30" table:number-columns-spanned="4" table:number-rows-spanned="1"/>
          <table:covered-table-cell table:number-columns-repeated="3" table:style-name="ce30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3" table:number-columns-repeated="1024"/>
          <table:table-cell table:number-columns-repeated="15360"/>
        </table:table-row>
        <table:table-row table:style-name="ro3">
          <table:table-cell table:style-name="ce45" office:value-type="string" calcext:value-type="string">
            <text:p>No</text:p>
          </table:table-cell>
          <table:table-cell table:style-name="ce29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29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29" office:value-type="string" calcext:value-type="string" table:number-columns-spanned="10" table:number-rows-spanned="1">
            <text:p>内容</text:p>
          </table:table-cell>
          <table:covered-table-cell table:number-columns-repeated="9" table:style-name="ce29"/>
          <table:table-cell table:style-name="ce29" office:value-type="string" calcext:value-type="string" table:number-columns-spanned="4" table:number-rows-spanned="1">
            <text:p>備考</text:p>
          </table:table-cell>
          <table:covered-table-cell table:number-columns-repeated="3" table:style-name="ce29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1" calcext:value-type="float">
            <text:p>1 </text:p>
          </table:table-cell>
          <table:table-cell table:style-name="ce31" office:value-type="string" calcext:value-type="string" table:number-columns-spanned="3" table:number-rows-spanned="1">
            <text:p>部署リスト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pageSelect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SQLから部署リストを取得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2" calcext:value-type="float">
            <text:p>2 </text:p>
          </table:table-cell>
          <table:table-cell table:style-name="ce31" office:value-type="string" calcext:value-type="string" table:number-columns-spanned="3" table:number-rows-spanned="1">
            <text:p>ページ情報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pageDetail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ページに関する情報を取得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3" calcext:value-type="float">
            <text:p>3 </text:p>
          </table:table-cell>
          <table:table-cell table:style-name="ce31" office:value-type="string" calcext:value-type="string" table:number-columns-spanned="3" table:number-rows-spanned="1">
            <text:p>ユーザー情報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autConf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操作権限の確認に必要な情報を取得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4" calcext:value-type="float">
            <text:p>4 </text:p>
          </table:table-cell>
          <table:table-cell table:style-name="ce31" office:value-type="string" calcext:value-type="string" table:number-columns-spanned="3" table:number-rows-spanned="1">
            <text:p>登録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entry_exe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登録処理を行う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5" calcext:value-type="float">
            <text:p>5 </text:p>
          </table:table-cell>
          <table:table-cell table:style-name="ce31" office:value-type="string" calcext:value-type="string" table:number-columns-spanned="3" table:number-rows-spanned="1">
            <text:p>重複確認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entryCheck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重複するデータがあるか判断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6" calcext:value-type="float">
            <text:p>6 </text:p>
          </table:table-cell>
          <table:table-cell table:style-name="ce31" office:value-type="string" calcext:value-type="string" table:number-columns-spanned="3" table:number-rows-spanned="1">
            <text:p>登録時確認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entry_subCheck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削除済の部署IDに重複があるか確認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7" calcext:value-type="float">
            <text:p>7 </text:p>
          </table:table-cell>
          <table:table-cell table:style-name="ce31" office:value-type="string" calcext:value-type="string" table:number-columns-spanned="3" table:number-rows-spanned="1">
            <text:p>更新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entry_sub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更新処理を行う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8" calcext:value-type="float">
            <text:p>8 </text:p>
          </table:table-cell>
          <table:table-cell table:style-name="ce31" office:value-type="string" calcext:value-type="string" table:number-columns-spanned="3" table:number-rows-spanned="1">
            <text:p>削除確認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deleteCheck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対象部署があるか確認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9" calcext:value-type="float">
            <text:p>9 </text:p>
          </table:table-cell>
          <table:table-cell table:style-name="ce31" office:value-type="string" calcext:value-type="string" table:number-columns-spanned="3" table:number-rows-spanned="1">
            <text:p>削除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delete_exe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削除処理を行う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3">
          <table:table-cell table:style-name="ce112" office:value-type="float" office:value="10" calcext:value-type="float">
            <text:p>10 </text:p>
          </table:table-cell>
          <table:table-cell table:style-name="ce31" office:value-type="string" calcext:value-type="string" table:number-columns-spanned="3" table:number-rows-spanned="1">
            <text:p>社員所属確認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employeesCheck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社員人数を確認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style-name="ce13" table:number-columns-repeated="1003"/>
          <table:table-cell table:number-columns-repeated="15360"/>
        </table:table-row>
        <table:table-row table:style-name="ro1">
          <table:table-cell table:style-name="ce112" office:value-type="float" office:value="11" calcext:value-type="float">
            <text:p>11 </text:p>
          </table:table-cell>
          <table:table-cell table:style-name="ce31" office:value-type="string" calcext:value-type="string" table:number-columns-spanned="3" table:number-rows-spanned="1">
            <text:p>社員削除処理</text:p>
          </table:table-cell>
          <table:covered-table-cell table:number-columns-repeated="2" table:style-name="ce31"/>
          <table:table-cell table:style-name="ce31" office:value-type="string" calcext:value-type="string" table:number-columns-spanned="3" table:number-rows-spanned="1">
            <text:p>deleteEmployees</text:p>
          </table:table-cell>
          <table:covered-table-cell table:number-columns-repeated="2" table:style-name="ce31"/>
          <table:table-cell table:style-name="ce118" office:value-type="string" calcext:value-type="string" table:number-columns-spanned="10" table:number-rows-spanned="1">
            <text:p>対象部署の職員を削除する</text:p>
          </table:table-cell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number-columns-repeated="16363"/>
        </table:table-row>
        <table:table-row table:style-name="ro1">
          <table:table-cell table:style-name="ce112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3" table:number-rows-spanned="1"/>
          <table:covered-table-cell table:number-columns-repeated="2" table:style-name="ce31"/>
          <table:table-cell table:style-name="ce118" table:number-columns-spanned="10" table:number-rows-spanned="1"/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number-columns-repeated="16363"/>
        </table:table-row>
        <table:table-row table:style-name="ro1">
          <table:table-cell table:style-name="ce112"/>
          <table:table-cell table:style-name="ce31" table:number-columns-spanned="3" table:number-rows-spanned="1"/>
          <table:covered-table-cell table:number-columns-repeated="2" table:style-name="ce31"/>
          <table:table-cell table:style-name="ce31" table:number-columns-spanned="3" table:number-rows-spanned="1"/>
          <table:covered-table-cell table:number-columns-repeated="2" table:style-name="ce31"/>
          <table:table-cell table:style-name="ce118" table:number-columns-spanned="10" table:number-rows-spanned="1"/>
          <table:covered-table-cell table:number-columns-repeated="9" table:style-name="ce31"/>
          <table:table-cell table:style-name="ce31" table:number-columns-spanned="4" table:number-rows-spanned="1"/>
          <table:covered-table-cell table:number-columns-repeated="3" table:style-name="ce31"/>
          <table:table-cell table:number-columns-repeated="16363"/>
        </table:table-row>
        <table:table-row table:style-name="ro1" table:number-rows-repeated="3">
          <table:table-cell table:style-name="ce13" table:number-columns-repeated="21"/>
          <table:table-cell table:number-columns-repeated="1636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Print_Area" table:base-cell-address="$メソッド一覧.$A$1" table:cell-range-address="メソッド一覧.$A$1:メソッド一覧.$U$20"/>
        </table:named-expressions>
      </table:table>
      <table:table table:name="詳細設計_仕様" table:style-name="ta3">
        <table:shapes>
          <draw:line draw:z-index="0" draw:name="垂直線 1" draw:style-name="gr1" draw:text-style-name="P1" svg:x1="2.433cm" svg:y1="136.777cm" svg:x2="2.433cm" svg:y2="139.49cm">
            <text:p/>
          </draw:line>
          <draw:line draw:z-index="1" draw:name="垂直線 2" draw:style-name="gr1" draw:text-style-name="P1" svg:x1="2.472cm" svg:y1="165.226cm" svg:x2="2.472cm" svg:y2="169.333cm">
            <text:p/>
          </draw:line>
        </table:shapes>
        <table:table-column table:style-name="co3" table:number-columns-repeated="16381" table:default-cell-style-name="ce320"/>
        <table:table-column table:style-name="co3" table:number-columns-repeated="3" table:default-cell-style-name="Default"/>
        <table:table-row table:style-name="ro1">
          <table:table-cell table:style-name="ce42" office:value-type="string" calcext:value-type="string" table:number-columns-spanned="2" table:number-rows-spanned="2">
            <text:p>プロジェクト名</text:p>
          </table:table-cell>
          <table:covered-table-cell table:style-name="ce5"/>
          <table:table-cell table:style-name="ce50" table:formula="of:=[$更新履歴.C1]" office:value-type="string" office:string-value="B-FORME 〇〇工場開発システム" calcext:value-type="string" table:number-columns-spanned="4" table:number-rows-spanned="2">
            <text:p>B-FORME 〇〇工場開発システム</text:p>
          </table:table-cell>
          <table:covered-table-cell table:number-columns-repeated="3" table:style-name="ce5"/>
          <table:table-cell table:style-name="ce42" office:value-type="string" calcext:value-type="string" table:number-columns-spanned="2" table:number-rows-spanned="2">
            <text:p>機能名</text:p>
          </table:table-cell>
          <table:covered-table-cell table:style-name="ce5"/>
          <table:table-cell table:style-name="ce17" table:formula="of:=[$更新履歴.I1]" office:value-type="string" office:string-value="部署情報" calcext:value-type="string" table:number-columns-spanned="3" table:number-rows-spanned="2">
            <text:p>部署情報</text:p>
          </table:table-cell>
          <table:covered-table-cell table:number-columns-repeated="2" table:style-name="ce5"/>
          <table:table-cell table:style-name="ce64" office:value-type="string" calcext:value-type="string" table:number-columns-spanned="2" table:number-rows-spanned="1">
            <text:p>作成日</text:p>
          </table:table-cell>
          <table:covered-table-cell table:style-name="ce5"/>
          <table:table-cell table:style-name="ce397" table:formula="of:=[$更新履歴.M1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1">
          <table:covered-table-cell table:number-columns-repeated="11" table:style-name="ce5"/>
          <table:table-cell table:style-name="ce64" office:value-type="string" calcext:value-type="string" table:number-columns-spanned="2" table:number-rows-spanned="1">
            <text:p>更新日</text:p>
          </table:table-cell>
          <table:covered-table-cell table:style-name="ce5"/>
          <table:table-cell table:style-name="ce397" table:formula="of:=[$更新履歴.M2]" office:value-type="date" office:date-value="1899-12-30" calcext:value-type="date" table:number-columns-spanned="3" table:number-rows-spanned="1">
            <text:p>1899年12月30日</text:p>
          </table:table-cell>
          <table:covered-table-cell table:number-columns-repeated="2" table:style-name="ce398"/>
          <table:table-cell table:number-columns-repeated="2"/>
          <table:table-cell table:style-name="ce399" table:number-columns-repeated="1006"/>
          <table:table-cell table:number-columns-repeated="15360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7" table:number-columns-repeated="7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指定行数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部署リスト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Integer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pageSelect</text:p>
          </table:table-cell>
          <table:covered-table-cell table:number-columns-repeated="2" table:style-name="ce46"/>
          <table:table-cell table:style-name="ce37" table:number-columns-repeated="7"/>
          <table:table-cell table:style-name="ce35" table:number-columns-repeated="16362"/>
          <table:table-cell table:style-name="ce37" table:number-columns-repeated="3"/>
        </table:table-row>
        <table:table-row table:style-name="ro4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表示リスト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List&lt;Bfmk07BelongingEntity&gt;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7" table:number-columns-repeated="7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7"/>
          <table:table-cell table:style-name="ce37" table:number-columns-repeated="11"/>
          <table:table-cell table:style-name="ce35" table:number-columns-repeated="16350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9"/>
          <table:table-cell table:style-name="ce149"/>
          <table:table-cell table:style-name="ce35" table:number-columns-repeated="1637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id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name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name_r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OUNT(u.affilicate_id) AS employees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pply_strt_date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pply_fin_date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 b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EFT OUTER JOIN user_info u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ON b.affilicate_id = u.affilicate_id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b.del_flg = 0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GROUP BY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id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name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name_r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pply_strt_date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pply_fin_date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ORDER BY employees desc,b.apply_strt_date desc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IMIT 8 OFFSET ?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7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4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/>
          <table:table-cell table:style-name="ce37"/>
          <table:table-cell table:style-name="ce38" office:value-type="string" calcext:value-type="string" table:number-columns-spanned="3" table:number-rows-spanned="1">
            <text:p><text:s/>LIMIT 8 OFFSET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4" table:number-rows-spanned="1">
            <text:p>INパラメータ : 開始行数</text:p>
          </table:table-cell>
          <table:covered-table-cell table:number-columns-repeated="3" table:style-name="ce81"/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出力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設定したSQL文とINパラメータ : 指定行数 から部署リストとして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List&lt;Bfmk07BelongingEntity&gt;に設定する。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table:style-name="ce35"/>
          <table:table-cell table:style-name="Default"/>
          <table:table-cell table:style-name="ce77" office:value-type="string" calcext:value-type="string" table:number-columns-spanned="2" table:number-rows-spanned="2">
            <text:p>エンティティ変数(論理名)</text:p>
          </table:table-cell>
          <table:covered-table-cell table:style-name="ce58"/>
          <table:table-cell table:style-name="ce77" office:value-type="string" calcext:value-type="string" table:number-columns-spanned="3" table:number-rows-spanned="2">
            <text:p>エンティティ変数　 (物理名)</text:p>
          </table:table-cell>
          <table:covered-table-cell table:style-name="ce58"/>
          <table:covered-table-cell table:style-name="ce37"/>
          <table:table-cell table:style-name="ce77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37"/>
          <table:table-cell table:style-name="Default"/>
          <table:table-cell table:style-name="ce35" table:number-columns-repeated="16348"/>
          <table:table-cell table:style-name="ce37" table:number-columns-repeated="23"/>
        </table:table-row>
        <table:table-row table:style-name="ro1">
          <table:table-cell table:style-name="ce35" table:number-columns-repeated="3"/>
          <table:table-cell table:style-name="Default"/>
          <table:covered-table-cell table:number-columns-repeated="4" table:style-name="ce83"/>
          <table:covered-table-cell table:style-name="ce37"/>
          <table:covered-table-cell table:number-columns-repeated="2" table:style-name="ce83"/>
          <table:covered-table-cell table:style-name="ce37"/>
          <table:table-cell table:style-name="Default"/>
          <table:table-cell table:style-name="ce35" table:number-columns-repeated="16351"/>
          <table:table-cell table:style-name="ce37" table:number-columns-repeated="20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部署ID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ffilicate_id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b.affilicate_id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58"/>
          <table:table-cell table:style-name="ce37" table:number-columns-repeated="13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部署名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ffilicate_name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b.affilicate_name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64"/>
          <table:table-cell table:style-name="ce37" table:number-columns-repeated="7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部署名略称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ffilicate_name_r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b.affilicate_name_r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64"/>
          <table:table-cell table:style-name="ce37" table:number-columns-repeated="7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所属人数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employees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employees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64"/>
          <table:table-cell table:style-name="ce37" table:number-columns-repeated="7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適用開始日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pply_strt_date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b.apply_strt_date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64"/>
          <table:table-cell table:style-name="ce37" table:number-columns-repeated="7"/>
        </table:table-row>
        <table:table-row table:style-name="ro1">
          <table:table-cell table:style-name="ce35" table:number-columns-repeated="3"/>
          <table:table-cell table:style-name="Default"/>
          <table:table-cell table:style-name="ce81" office:value-type="string" calcext:value-type="string" table:number-columns-spanned="2" table:number-rows-spanned="1">
            <text:p>適用終了日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apply_fin_date</text:p>
          </table:table-cell>
          <table:covered-table-cell table:style-name="ce81"/>
          <table:covered-table-cell table:style-name="ce35"/>
          <table:table-cell table:style-name="ce81" office:value-type="string" calcext:value-type="string" table:number-columns-spanned="3" table:number-rows-spanned="1">
            <text:p>b.apply_fin_date</text:p>
          </table:table-cell>
          <table:covered-table-cell table:style-name="ce81"/>
          <table:covered-table-cell table:style-name="ce35"/>
          <table:table-cell table:style-name="Default"/>
          <table:table-cell table:style-name="ce35" table:number-columns-repeated="16364"/>
          <table:table-cell table:style-name="ce37" table:number-columns-repeated="7"/>
        </table:table-row>
        <table:table-row table:style-name="ro3">
          <table:table-cell table:style-name="ce35" table:number-columns-repeated="16379"/>
          <table:table-cell table:style-name="ce37" table:number-columns-repeated="5"/>
        </table:table-row>
        <table:table-row table:style-name="ro3">
          <table:table-cell table:style-name="ce35"/>
          <table:table-cell table:style-name="ce37"/>
          <table:table-cell table:style-name="ce324" office:value-type="string" calcext:value-type="string">
            <text:p>B )</text:p>
          </table:table-cell>
          <table:table-cell table:style-name="ce35" office:value-type="string" calcext:value-type="string">
            <text:p>設定したList&lt;Bfmk07BelongingEntity&gt;を戻り値に設定する。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3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--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ページ情報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--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pageDetail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ページ情報[]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int[]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4"/>
          <table:table-cell table:style-name="ce323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OUNT(del_flg) AS sum,</text:p>
          </table:table-cell>
          <table:table-cell table:style-name="ce35" table:number-columns-repeated="14"/>
          <table:table-cell table:style-name="ce323"/>
          <table:table-cell table:style-name="ce35" table:number-columns-repeated="16362"/>
          <table:table-cell table:style-name="ce37" table:number-columns-repeated="3"/>
        </table:table-row>
        <table:table-row table:style-name="ro5">
          <table:table-cell table:style-name="ce35" table:number-columns-repeated="3"/>
          <table:table-cell table:style-name="ce35" office:value-type="string" calcext:value-type="string">
            <text:p><text:s/>COUNT(del_flg) DIV 8 AS pageMax,</text:p>
          </table:table-cell>
          <table:table-cell table:style-name="ce35" table:number-columns-repeated="14"/>
          <table:table-cell table:style-name="ce323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OUNT(del_flg) MOD 8 AS sam</text:p>
          </table:table-cell>
          <table:table-cell table:style-name="ce35" table:number-columns-repeated="14"/>
          <table:table-cell table:style-name="ce323" table:number-columns-repeated="2"/>
          <table:table-cell table:style-name="ce35" table:number-columns-repeated="1636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4"/>
          <table:table-cell table:style-name="ce323" table:number-columns-repeated="2"/>
          <table:table-cell table:style-name="ce35" table:number-columns-repeated="1636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 b</text:p>
          </table:table-cell>
          <table:table-cell table:style-name="ce35" table:number-columns-repeated="14"/>
          <table:table-cell table:style-name="ce37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</text:p>
          </table:table-cell>
          <table:table-cell table:style-name="ce35" table:number-columns-repeated="14"/>
          <table:table-cell table:style-name="ce37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del_flg = 0</text:p>
          </table:table-cell>
          <table:table-cell table:style-name="ce35" table:number-columns-repeated="14"/>
          <table:table-cell table:style-name="ce37"/>
          <table:table-cell table:style-name="ce35" table:number-columns-repeated="16362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20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出力</text:p>
          </table:table-cell>
          <table:table-cell table:style-name="ce35" table:number-columns-repeated="17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20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設定したSQL文からページ情報を戻り値であるページ情報[]に設定する。</text:p>
          </table:table-cell>
          <table:table-cell table:style-name="ce35" table:number-columns-repeated="16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20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77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77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38"/>
          <table:table-cell table:style-name="ce77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38"/>
          <table:table-cell table:style-name="ce35" table:number-columns-repeated="9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3"/>
          <table:covered-table-cell table:number-columns-repeated="4" table:style-name="ce78"/>
          <table:covered-table-cell table:style-name="ce38"/>
          <table:covered-table-cell table:number-columns-repeated="2" table:style-name="ce78"/>
          <table:covered-table-cell table:style-name="ce38"/>
          <table:table-cell table:style-name="ce35" table:number-columns-repeated="9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PageDate[ 0 ]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sum</text:p>
          </table:table-cell>
          <table:covered-table-cell table:number-columns-repeated="2" table:style-name="ce81"/>
          <table:table-cell table:style-name="ce35" table:number-columns-repeated="9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PageDate[ 1 ]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pageMax</text:p>
          </table:table-cell>
          <table:covered-table-cell table:number-columns-repeated="2" table:style-name="ce81"/>
          <table:table-cell table:style-name="ce35" table:number-columns-repeated="9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53" office:value-type="string" calcext:value-type="string" table:number-columns-spanned="2" table:number-rows-spanned="1">
            <text:p>ページ情報[]</text:p>
          </table:table-cell>
          <table:covered-table-cell table:style-name="ce81"/>
          <table:table-cell table:style-name="ce81" office:value-type="string" calcext:value-type="string" table:number-columns-spanned="3" table:number-rows-spanned="1">
            <text:p>PageDate[ 2 ]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sam</text:p>
          </table:table-cell>
          <table:covered-table-cell table:number-columns-repeated="2" table:style-name="ce81"/>
          <table:table-cell table:style-name="ce35" table:number-columns-repeated="9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20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3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7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20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8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ユーザー情報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Bfmk07Dto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autConf</text:p>
          </table:table-cell>
          <table:covered-table-cell table:number-columns-repeated="2" table:style-name="ce46"/>
          <table:table-cell table:style-name="ce35" table:number-columns-repeated="8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String[]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8"/>
          <table:table-cell table:style-name="ce37" table:number-columns-repeated="5"/>
          <table:table-cell table:style-name="ce35" table:number-columns-repeated="16356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.affilicate_id AS id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.auth_div AS division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 b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EFT OUTER JOIN <text:s/>user_info u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ON b.affilicate_id = u.affilicate_id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u.del_flg = 0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ND u.user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IMIT 1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1">
          <table:table-cell table:style-name="ce35" table:number-columns-repeated="5"/>
          <table:table-cell table:style-name="Default" table:number-columns-repeated="9"/>
          <table:table-cell table:style-name="ce37"/>
          <table:table-cell table:style-name="ce35" table:number-columns-repeated="16366"/>
          <table:table-cell table:style-name="ce37" table:number-columns-repeated="3"/>
        </table:table-row>
        <table:table-row table:style-name="ro1">
          <table:table-cell table:style-name="ce35" table:number-columns-repeated="2"/>
          <table:table-cell table:style-name="ce37"/>
          <table:table-cell table:style-name="Default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7"/>
          <table:table-cell table:style-name="Default"/>
          <table:table-cell table:style-name="ce37"/>
          <table:table-cell table:style-name="ce35" table:number-columns-repeated="16366"/>
          <table:table-cell table:style-name="ce37" table:number-columns-repeated="3"/>
        </table:table-row>
        <table:table-row table:style-name="ro1">
          <table:table-cell table:style-name="ce35" table:number-columns-repeated="2"/>
          <table:table-cell table:style-name="ce37"/>
          <table:table-cell table:style-name="Default"/>
          <table:table-cell table:style-name="ce38" office:value-type="string" calcext:value-type="string" table:number-columns-spanned="3" table:number-rows-spanned="1">
            <text:p>u.user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出力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設定したSQL文からページ情報を出力する。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77" office:value-type="string" calcext:value-type="string" table:number-columns-spanned="2" table:number-rows-spanned="2">
            <text:p>受け取る変数 <text:s text:c="2"/>(論理名)</text:p>
          </table:table-cell>
          <table:covered-table-cell table:style-name="ce58"/>
          <table:table-cell table:style-name="ce77" office:value-type="string" calcext:value-type="string" table:number-columns-spanned="3" table:number-rows-spanned="2">
            <text:p>受け取る変数 　　　 (物理名)</text:p>
          </table:table-cell>
          <table:covered-table-cell table:style-name="ce58"/>
          <table:covered-table-cell table:style-name="ce38"/>
          <table:table-cell table:style-name="ce77" office:value-type="string" calcext:value-type="string" table:number-columns-spanned="3" table:number-rows-spanned="2">
            <text:p>設定するキー項目</text:p>
          </table:table-cell>
          <table:covered-table-cell table:style-name="ce58"/>
          <table:covered-table-cell table:style-name="ce38"/>
          <table:table-cell table:style-name="ce35" table:number-columns-repeated="16370"/>
          <table:table-cell table:style-name="ce37" table:number-columns-repeated="3"/>
        </table:table-row>
        <table:table-row table:style-name="ro3">
          <table:table-cell table:style-name="ce35" table:number-columns-repeated="3"/>
          <table:covered-table-cell table:number-columns-repeated="4" table:style-name="ce78"/>
          <table:covered-table-cell table:style-name="ce38"/>
          <table:covered-table-cell table:number-columns-repeated="2" table:style-name="ce78"/>
          <table:covered-table-cell table:style-name="ce38"/>
          <table:table-cell table:style-name="ce35" table:number-columns-repeated="16370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67"/>
          <table:table-cell table:style-name="ce81" office:value-type="string" calcext:value-type="string" table:number-columns-spanned="3" table:number-rows-spanned="1">
            <text:p>auth[ 0 ]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id</text:p>
          </table:table-cell>
          <table:covered-table-cell table:number-columns-repeated="2" table:style-name="ce81"/>
          <table:table-cell table:style-name="ce35" table:number-columns-repeated="16370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134" office:value-type="string" calcext:value-type="string" table:number-columns-spanned="2" table:number-rows-spanned="1">
            <text:p>ユーザー情報[]</text:p>
          </table:table-cell>
          <table:covered-table-cell table:style-name="ce67"/>
          <table:table-cell table:style-name="ce81" office:value-type="string" calcext:value-type="string" table:number-columns-spanned="3" table:number-rows-spanned="1">
            <text:p>auth[ 1 ]</text:p>
          </table:table-cell>
          <table:covered-table-cell table:number-columns-repeated="2" table:style-name="ce81"/>
          <table:table-cell table:style-name="ce81" office:value-type="string" calcext:value-type="string" table:number-columns-spanned="3" table:number-rows-spanned="1">
            <text:p>division</text:p>
          </table:table-cell>
          <table:covered-table-cell table:number-columns-repeated="2" table:style-name="ce81"/>
          <table:table-cell table:style-name="ce35" table:number-columns-repeated="16370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3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46" office:value-type="string" calcext:value-type="string" table:number-columns-spanned="2" table:number-rows-spanned="2">
            <text:p>入力フォーム</text:p>
          </table:table-cell>
          <table:covered-table-cell table:style-name="ce46"/>
          <table:table-cell table:style-name="ce38" office:value-type="string" calcext:value-type="string" table:number-columns-spanned="3" table:number-rows-spanned="4">
            <text:p>登録処理</text:p>
          </table:table-cell>
          <table:covered-table-cell table:number-columns-repeated="2" table:style-name="ce38"/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61" office:value-type="string" calcext:value-type="string" table:number-columns-spanned="2" table:number-rows-spanned="2">
            <text:p>Bfmk07EntryForm</text:p>
          </table:table-cell>
          <table:covered-table-cell table:style-name="ce46"/>
          <table:table-cell table:style-name="ce38" office:value-type="string" calcext:value-type="string" table:number-columns-spanned="3" table:number-rows-spanned="4">
            <text:p>entry_exe</text:p>
          </table:table-cell>
          <table:covered-table-cell table:number-columns-repeated="2" table:style-name="ce38"/>
          <table:table-cell table:style-name="ce35" table:number-columns-repeated="16369"/>
          <table:table-cell table:style-name="ce37" table:number-columns-repeated="3"/>
        </table:table-row>
        <table:table-row table:style-name="ro3">
          <table:covered-table-cell table:number-columns-repeated="3" table:style-name="ce38"/>
          <table:covered-table-cell table:style-name="ce139"/>
          <table:covered-table-cell table:number-columns-repeated="2" table:style-name="ce46"/>
          <table:covered-table-cell table:number-columns-repeated="3" table:style-name="ce38"/>
          <table:covered-table-cell table:number-columns-repeated="3" table:style-name="ce92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67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Bfmk07Dto</text:p>
          </table:table-cell>
          <table:covered-table-cell table:style-name="ce67"/>
          <table:covered-table-cell table:number-columns-repeated="3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/>
          <table:table-cell table:style-name="ce37" table:number-columns-repeated="2"/>
          <table:table-cell table:style-name="ce35" table:number-columns-repeated="16375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7" table:number-columns-repeated="2"/>
          <table:table-cell table:style-name="ce35" table:number-columns-repeated="3"/>
          <table:table-cell table:style-name="ce37" table:number-columns-repeated="3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5"/>
          <table:table-cell table:style-name="ce37" table:number-columns-repeated="3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INSER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INTO belonging (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ac_cd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name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name_r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pply_strt_date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pply_fin_date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del_flg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div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date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id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date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id 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note )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VALUES ( ? , ? , ? , ? , ? , ? , '0' , 'C' , ? , ? , ? , ? , null )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fac_c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nam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affilicate_name_r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apply_strt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apply_fin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cre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cre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3"/>
          <table:table-cell table:style-name="ce38" office:value-type="string" calcext:value-type="string" table:number-columns-spanned="3" table:number-rows-spanned="1">
            <text:p>upd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4"/>
          <table:table-cell table:style-name="ce35" table:number-columns-repeated="16376"/>
          <table:table-cell table:style-name="ce37" table:number-columns-repeated="3"/>
        </table:table-row>
        <table:table-row table:style-name="ro3">
          <table:table-cell table:style-name="ce35"/>
          <table:table-cell table:style-name="ce37"/>
          <table:table-cell table:style-name="ce324"/>
          <table:table-cell table:style-name="ce35" table:number-columns-repeated="2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エラーが発生し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5" table:number-columns-repeated="6"/>
          <table:table-cell table:style-name="ce3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 table:number-columns-repeated="16371"/>
          <table:table-cell table:style-name="ce37" table:number-columns-repeated="13"/>
        </table:table-row>
        <table:table-row table:style-name="ro3">
          <table:table-cell table:style-name="ce35" table:number-columns-repeated="7"/>
          <table:table-cell table:style-name="ce35" office:value-type="string" calcext:value-type="string">
            <text:p>エラーが発生しない場合</text:p>
          </table:table-cell>
          <table:table-cell table:style-name="ce35" table:number-columns-repeated="16363"/>
          <table:table-cell table:style-name="ce37" table:number-columns-repeated="13"/>
        </table:table-row>
        <table:table-row table:style-name="ro3">
          <table:table-cell table:style-name="ce35"/>
          <table:table-cell table:style-name="ce323"/>
          <table:table-cell table:style-name="ce35" table:number-columns-repeated="5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62"/>
          <table:table-cell table:style-name="ce37" table:number-columns-repeated="13"/>
        </table:table-row>
        <table:table-row table:style-name="ro3">
          <table:table-cell table:style-name="ce35" table:number-columns-repeated="16371"/>
          <table:table-cell table:style-name="ce37" table:number-columns-repeated="1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68"/>
          <table:table-cell table:style-name="ce37" table:number-columns-repeated="13"/>
        </table:table-row>
        <table:table-row table:style-name="ro3">
          <table:table-cell table:style-name="ce35" table:number-columns-repeated="16371"/>
          <table:table-cell table:style-name="ce37" table:number-columns-repeated="1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ID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重複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String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entryCheck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16381"/>
          <table:table-cell table:style-name="ce37"/>
          <table:table-cell table:number-columns-repeated="2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16381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16381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del_flg = 0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ND affilicate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IMIT 1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&lt; 条件 : 1 &gt;</text:p>
          </table:table-cell>
          <table:table-cell table:style-name="Default"/>
          <table:table-cell table:style-name="ce35" office:value-type="string" calcext:value-type="string">
            <text:p>要素を取得した場合</text:p>
          </table:table-cell>
          <table:table-cell table:style-name="ce35" table:number-columns-repeated="16361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60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16369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5"/>
          <table:table-cell table:style-name="ce35" office:value-type="string" calcext:value-type="string">
            <text:p>&lt; 条件 : 2 &gt;</text:p>
          </table:table-cell>
          <table:table-cell table:style-name="ce35"/>
          <table:table-cell table:style-name="ce35" office:value-type="string" calcext:value-type="string">
            <text:p>要素を取得しなかった場合</text:p>
          </table:table-cell>
          <table:table-cell table:style-name="ce35" table:number-columns-repeated="16361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60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5"/>
          <table:table-cell table:style-name="Default" table:number-columns-repeated="5"/>
          <table:table-cell table:style-name="ce35" table:number-columns-repeated="16359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66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1">
          <table:table-cell table:style-name="ce35" table:number-columns-repeated="16369"/>
          <table:table-cell table:style-name="ce37" table:number-columns-repeated="3"/>
          <table:table-cell table:style-name="Default" table:number-columns-repeated="9"/>
          <table:table-cell/>
          <table:table-cell table:style-name="ce37" table:number-columns-repeated="2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ID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登録時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String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entry_subCheck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重複IDの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office:value-type="string" calcext:value-type="string">
            <text:p><text:s/>WHERE del_flg = 1</text:p>
          </table:table-cell>
          <table:table-cell table:style-name="ce35"/>
          <table:table-cell table:style-name="ce37"/>
          <table:table-cell table:style-name="ce35" table:number-columns-repeated="16375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7" office:value-type="string" calcext:value-type="string">
            <text:p><text:s/>AND affilicate_id = ?</text:p>
          </table:table-cell>
          <table:table-cell table:style-name="ce37"/>
          <table:table-cell table:style-name="ce35" table:number-columns-repeated="1637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IMIT 1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1">
          <table:table-cell table:style-name="ce37" table:number-columns-repeated="2"/>
          <table:table-cell table:style-name="ce35" table:number-columns-repeated="3"/>
          <table:table-cell table:style-name="ce35" office:value-type="string" calcext:value-type="string">
            <text:p>&lt; 条件 : 1 &gt;</text:p>
          </table:table-cell>
          <table:table-cell table:style-name="Default"/>
          <table:table-cell table:style-name="ce35" office:value-type="string" calcext:value-type="string">
            <text:p>要素を取得し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5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3"/>
          <table:table-cell table:style-name="ce35" office:value-type="string" calcext:value-type="string">
            <text:p>&lt; 条件 : 2 &gt;</text:p>
          </table:table-cell>
          <table:table-cell table:style-name="ce35"/>
          <table:table-cell table:style-name="ce35" office:value-type="string" calcext:value-type="string">
            <text:p>要素を取得しなかっ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5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67" office:value-type="string" calcext:value-type="string" table:number-columns-spanned="2" table:number-rows-spanned="2">
            <text:p>入力フォーム</text:p>
          </table:table-cell>
          <table:covered-table-cell table:style-name="ce67"/>
          <table:table-cell table:style-name="ce38" office:value-type="string" calcext:value-type="string" table:number-columns-spanned="3" table:number-rows-spanned="4">
            <text:p>更新処理</text:p>
          </table:table-cell>
          <table:covered-table-cell table:number-columns-repeated="2" table:style-name="ce38"/>
          <table:table-cell table:style-name="ce46" office:value-type="string" calcext:value-type="string" table:number-columns-spanned="1" table:number-rows-spanned="2">
            <text:p>IN</text:p>
          </table:table-cell>
          <table:table-cell table:style-name="ce86" office:value-type="string" calcext:value-type="string" table:number-columns-spanned="2" table:number-rows-spanned="2">
            <text:p>Bfmk07EntryForm</text:p>
          </table:table-cell>
          <table:covered-table-cell table:style-name="ce67"/>
          <table:table-cell table:style-name="ce38" office:value-type="string" calcext:value-type="string" table:number-columns-spanned="3" table:number-rows-spanned="4">
            <text:p>entry_sub</text:p>
          </table:table-cell>
          <table:covered-table-cell table:number-columns-repeated="2" table:style-name="ce38"/>
          <table:table-cell table:style-name="ce37"/>
          <table:table-cell table:style-name="ce35" table:number-columns-repeated="16368"/>
          <table:table-cell table:style-name="ce37" table:number-columns-repeated="3"/>
        </table:table-row>
        <table:table-row table:style-name="ro3">
          <table:covered-table-cell table:number-columns-repeated="3" table:style-name="ce37"/>
          <table:covered-table-cell table:number-columns-repeated="3" table:style-name="ce46"/>
          <table:covered-table-cell table:number-columns-repeated="3" table:style-name="ce38"/>
          <table:covered-table-cell table:number-columns-repeated="3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38" office:value-type="string" calcext:value-type="string" table:number-columns-spanned="2" table:number-rows-spanned="1">
            <text:p>部署情報DTO</text:p>
          </table:table-cell>
          <table:covered-table-cell table:style-name="ce38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Bfmk07Dto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67"/>
          <table:covered-table-cell table:number-columns-repeated="3" table:style-name="ce81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number-columns-repeated="3" table:style-name="ce38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7" table:number-columns-repeated="9"/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UPDATE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SE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ac_cd=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nam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name_r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pply_strt_dat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pply_fin_dat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del_flg = 0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div = 'C'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56" office:value-type="string" calcext:value-type="string">
            <text:p><text:s/>create_dat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id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dat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id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note = null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affilicate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fac_c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工場C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nam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名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name_r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名略称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pply_strt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適用開始日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apply_fin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適用終了日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cre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cre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59" office:value-type="string" calcext:value-type="string" table:number-columns-spanned="3" table:number-rows-spanned="1">
            <text:p>upd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upd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フォーム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/>
          <table:table-cell table:style-name="ce37"/>
          <table:table-cell table:style-name="ce324"/>
          <table:table-cell table:style-name="ce35" table:number-columns-repeated="2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エラーが発生し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5" table:number-columns-repeated="6"/>
          <table:table-cell table:style-name="ce3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7"/>
          <table:table-cell table:style-name="ce35" office:value-type="string" calcext:value-type="string">
            <text:p>エラーが発生しない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5"/>
          <table:table-cell table:style-name="ce323"/>
          <table:table-cell table:style-name="ce35" table:number-columns-repeated="5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/>
          <table:table-cell table:style-name="ce323"/>
          <table:table-cell table:style-name="ce35" table:number-columns-repeated="16379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選択リスト[]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削除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List&lt;String&gt;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deleteCheck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62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del_flg = 0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ND affilicate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56" office:value-type="string" calcext:value-type="string">
            <text:p><text:s/>LIMIT 1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を選択リストの要素数と同じだけループ処理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入力リスト[]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5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要素を取得出来ない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5" table:number-columns-repeated="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C )</text:p>
          </table:table-cell>
          <table:table-cell table:style-name="ce35" office:value-type="string" calcext:value-type="string">
            <text:p>戻り値にfalseを設定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7" table:number-columns-repeated="2"/>
          <table:table-cell table:style-name="ce35" table:number-columns-repeated="16376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7" table:number-columns-repeated="2"/>
          <table:table-cell table:style-name="ce35" table:number-columns-repeated="16376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7" table:number-columns-repeated="2"/>
          <table:table-cell table:style-name="ce35" table:number-columns-repeated="16376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選択リスト[]</text:p>
          </table:table-cell>
          <table:covered-table-cell table:style-name="ce67"/>
          <table:table-cell table:style-name="ce46" office:value-type="string" calcext:value-type="string" table:number-columns-spanned="3" table:number-rows-spanned="3">
            <text:p>削除処理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List&lt;String&gt;</text:p>
          </table:table-cell>
          <table:covered-table-cell table:style-name="ce67"/>
          <table:table-cell table:style-name="ce46" office:value-type="string" calcext:value-type="string" table:number-columns-spanned="3" table:number-rows-spanned="3">
            <text:p>delete_exe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67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Bfmk07Dto</text:p>
          </table:table-cell>
          <table:covered-table-cell table:style-name="ce67"/>
          <table:covered-table-cell table:number-columns-repeated="3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UPDATE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belonging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SE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del_flg = 1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date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id = ?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div　= 'U'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upd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upd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3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エラーが発生し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4"/>
          <table:table-cell table:style-name="ce3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3"/>
          <table:table-cell table:style-name="ce35" office:value-type="string" calcext:value-type="string">
            <text:p>&lt; 条件 : 2 &gt;</text:p>
          </table:table-cell>
          <table:table-cell table:style-name="ce35"/>
          <table:table-cell table:style-name="ce35" office:value-type="string" calcext:value-type="string">
            <text:p>エラーが発生しない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5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/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選択リスト []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社員所属確認</text:p>
          </table:table-cell>
          <table:covered-table-cell table:number-columns-repeated="2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List&lt;String&gt;</text:p>
          </table:table-cell>
          <table:covered-table-cell table:style-name="ce67"/>
          <table:table-cell table:style-name="ce46" office:value-type="string" calcext:value-type="string" table:number-columns-spanned="3" table:number-rows-spanned="2">
            <text:p>employeesCheck</text:p>
          </table:table-cell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社員確認 []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[]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SELEC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OUNT(affilicate_id) AS employees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FROM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ser_info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 del_flg = 0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ND affilicate_id = ?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LIMIT 1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を選択リストの要素数と同じだけループ処理する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4"/>
          <table:table-cell table:style-name="ce38" office:value-type="string" calcext:value-type="string" table:number-columns-spanned="3" table:number-rows-spanned="1">
            <text:p><text:s/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選択リスト[]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1">
          <table:table-cell table:style-name="ce35"/>
          <table:table-cell table:style-name="Default" table:number-columns-repeated="2"/>
          <table:table-cell table:style-name="ce35" table:number-columns-repeated="2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要素を取得した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1">
          <table:table-cell table:style-name="ce35"/>
          <table:table-cell table:style-name="Default" table:number-columns-repeated="2"/>
          <table:table-cell table:style-name="ce35" table:number-columns-repeated="3"/>
          <table:table-cell table:style-name="ce3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社員確認[]にtru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5"/>
          <table:table-cell table:style-name="ce35" office:value-type="string" calcext:value-type="string">
            <text:p>&lt; 条件 : 2 &gt;</text:p>
          </table:table-cell>
          <table:table-cell table:style-name="ce35"/>
          <table:table-cell table:style-name="ce35" office:value-type="string" calcext:value-type="string">
            <text:p>要素を取得しない場合</text:p>
          </table:table-cell>
          <table:table-cell table:style-name="ce35" table:number-columns-repeated="16373"/>
          <table:table-cell table:style-name="ce37" table:number-columns-repeated="3"/>
        </table:table-row>
        <table:table-row table:style-name="ro3">
          <table:table-cell table:style-name="ce35" table:number-columns-repeated="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社員確認[]にfalseを設定する。</text:p>
          </table:table-cell>
          <table:table-cell table:style-name="ce35" table:number-columns-repeated="16372"/>
          <table:table-cell table:style-name="ce37" table:number-columns-repeated="3"/>
        </table:table-row>
        <table:table-row table:style-name="ro1">
          <table:table-cell table:style-name="ce35"/>
          <table:table-cell table:style-name="Default" table:number-columns-repeated="2"/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/>
          <table:table-cell table:style-name="ce323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15" office:value-type="string" calcext:value-type="string" table:number-columns-spanned="3" table:number-rows-spanned="1">
            <text:p>引数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メソッド名（論理名）</text:p>
          </table:table-cell>
          <table:covered-table-cell table:number-columns-repeated="2" table:style-name="ce46"/>
          <table:table-cell table:style-name="ce315" office:value-type="string" calcext:value-type="string" table:number-columns-spanned="3" table:number-rows-spanned="1">
            <text:p>引数（物理名）</text:p>
          </table:table-cell>
          <table:covered-table-cell table:number-columns-repeated="2" table:style-name="ce46"/>
          <table:table-cell table:style-name="ce29" office:value-type="string" calcext:value-type="string" table:number-columns-spanned="3" table:number-rows-spanned="1">
            <text:p>メソッド名（物理名）</text:p>
          </table:table-cell>
          <table:covered-table-cell table:number-columns-repeated="2" table:style-name="ce29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ID</text:p>
          </table:table-cell>
          <table:covered-table-cell table:style-name="ce67"/>
          <table:table-cell table:style-name="ce38" office:value-type="string" calcext:value-type="string" table:number-columns-spanned="3" table:number-rows-spanned="3">
            <text:p>社員削除処理</text:p>
          </table:table-cell>
          <table:covered-table-cell table:number-columns-repeated="2" table:style-name="ce38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String</text:p>
          </table:table-cell>
          <table:covered-table-cell table:style-name="ce67"/>
          <table:table-cell table:style-name="ce38" office:value-type="string" calcext:value-type="string" table:number-columns-spanned="3" table:number-rows-spanned="3">
            <text:p>deleteEmployees</text:p>
          </table:table-cell>
          <table:covered-table-cell table:number-columns-repeated="2" table:style-name="ce38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部署情報DTO</text:p>
          </table:table-cell>
          <table:covered-table-cell table:style-name="ce67"/>
          <table:covered-table-cell table:number-columns-repeated="3" table:style-name="ce46"/>
          <table:table-cell table:style-name="ce46" office:value-type="string" calcext:value-type="string">
            <text:p>IN</text:p>
          </table:table-cell>
          <table:table-cell table:style-name="ce67" office:value-type="string" calcext:value-type="string" table:number-columns-spanned="2" table:number-rows-spanned="1">
            <text:p>Bfmk07Dto</text:p>
          </table:table-cell>
          <table:covered-table-cell table:style-name="ce67"/>
          <table:covered-table-cell table:number-columns-repeated="3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46" office:value-type="string" calcext:value-type="string">
            <text:p>OUT</text:p>
          </table:table-cell>
          <table:table-cell table:style-name="ce134" office:value-type="string" calcext:value-type="string" table:number-columns-spanned="2" table:number-rows-spanned="1">
            <text:p>エラー判定</text:p>
          </table:table-cell>
          <table:covered-table-cell table:style-name="ce67"/>
          <table:covered-table-cell table:style-name="ce137"/>
          <table:covered-table-cell table:number-columns-repeated="2" table:style-name="ce46"/>
          <table:table-cell table:style-name="ce46" office:value-type="string" calcext:value-type="string">
            <text:p>OUT</text:p>
          </table:table-cell>
          <table:table-cell table:style-name="ce86" office:value-type="string" calcext:value-type="string" table:number-columns-spanned="2" table:number-rows-spanned="1">
            <text:p>boolean</text:p>
          </table:table-cell>
          <table:covered-table-cell table:style-name="ce67"/>
          <table:covered-table-cell table:style-name="ce145"/>
          <table:covered-table-cell table:number-columns-repeated="2" table:style-name="ce46"/>
          <table:table-cell table:style-name="ce35" table:number-columns-repeated="16369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5" office:value-type="string" calcext:value-type="string">
            <text:p>[ 1 ]</text:p>
          </table:table-cell>
          <table:table-cell table:style-name="ce35" office:value-type="string" calcext:value-type="string">
            <text:p>SQL文</text:p>
          </table:table-cell>
          <table:table-cell table:style-name="ce35" table:number-columns-repeated="16378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 table:number-columns-repeated="2"/>
          <table:table-cell table:style-name="ce35" office:value-type="string" calcext:value-type="string">
            <text:p>A )</text:p>
          </table:table-cell>
          <table:table-cell table:style-name="ce35" office:value-type="string" calcext:value-type="string">
            <text:p>SQL文の設定を行う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16381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office:value-type="string" calcext:value-type="string">
            <text:p>UPDATE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office:value-type="string" calcext:value-type="string">
            <text:p><text:s/>user_info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/>
          <table:table-cell table:style-name="ce37" table:number-columns-repeated="2"/>
          <table:table-cell table:style-name="ce35" office:value-type="string" calcext:value-type="string">
            <text:p><text:s/>SET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del_flg = 1,</text:p>
          </table:table-cell>
          <table:table-cell table:style-name="ce35" table:number-columns-repeated="16377"/>
          <table:table-cell table:style-name="ce37" table:number-columns-repeated="3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create_div= 'U'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date = ?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update_id = ?,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WHERE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3"/>
          <table:table-cell table:style-name="ce35" office:value-type="string" calcext:value-type="string">
            <text:p><text:s/>affilicate_id = ?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/>
          <table:table-cell table:style-name="ce35" office:value-type="string" calcext:value-type="string">
            <text:p>;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23" office:value-type="string" calcext:value-type="string">
            <text:p>B )</text:p>
          </table:table-cell>
          <table:table-cell table:style-name="ce35" office:value-type="string" calcext:value-type="string">
            <text:p>指定情報を設定してSQLの処理をする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16379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2"/>
          <table:table-cell table:style-name="ce73" office:value-type="string" calcext:value-type="string" table:number-columns-spanned="3" table:number-rows-spanned="1">
            <text:p>バインド</text:p>
          </table:table-cell>
          <table:covered-table-cell table:style-name="ce76"/>
          <table:covered-table-cell table:style-name="ce73"/>
          <table:table-cell table:style-name="ce76" office:value-type="string" calcext:value-type="string" table:number-columns-spanned="6" table:number-rows-spanned="1">
            <text:p>指定変数(論理名)</text:p>
          </table:table-cell>
          <table:covered-table-cell table:number-columns-repeated="2" table:style-name="ce73"/>
          <table:covered-table-cell table:style-name="ce144"/>
          <table:covered-table-cell table:number-columns-repeated="2" table:style-name="ce35"/>
          <table:table-cell table:style-name="ce35" table:number-columns-repeated="16368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2"/>
          <table:table-cell table:style-name="ce38" office:value-type="string" calcext:value-type="string" table:number-columns-spanned="3" table:number-rows-spanned="1">
            <text:p>update_date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現在時刻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2"/>
          <table:table-cell table:style-name="ce38" office:value-type="string" calcext:value-type="string" table:number-columns-spanned="3" table:number-rows-spanned="1">
            <text:p>upd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情報DTO : ユーザー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/>
          <table:table-cell table:number-columns-repeated="2"/>
        </table:table-row>
        <table:table-row table:style-name="ro3">
          <table:table-cell table:style-name="ce35"/>
          <table:table-cell table:style-name="ce37" table:number-columns-repeated="2"/>
          <table:table-cell table:style-name="ce35"/>
          <table:table-cell table:style-name="ce38" office:value-type="string" calcext:value-type="string" table:number-columns-spanned="3" table:number-rows-spanned="1">
            <text:p>affilicate_id = ?</text:p>
          </table:table-cell>
          <table:covered-table-cell table:style-name="ce38"/>
          <table:covered-table-cell table:style-name="ce81"/>
          <table:table-cell table:style-name="ce81" office:value-type="string" calcext:value-type="string" table:number-columns-spanned="6" table:number-rows-spanned="1">
            <text:p>INパラメータ : 部署ID</text:p>
          </table:table-cell>
          <table:covered-table-cell table:number-columns-repeated="3" table:style-name="ce81"/>
          <table:covered-table-cell table:number-columns-repeated="2" table:style-name="ce35"/>
          <table:table-cell table:style-name="ce35" table:number-columns-repeated="16368"/>
          <table:table-cell table:style-name="ce37"/>
          <table:table-cell table:number-columns-repeated="2"/>
        </table:table-row>
        <table:table-row table:style-name="ro3">
          <table:table-cell table:style-name="ce35"/>
          <table:table-cell table:style-name="ce37" table:number-columns-repeated="2"/>
          <table:table-cell table:style-name="ce35" table:number-columns-repeated="16378"/>
          <table:table-cell table:style-name="ce37"/>
          <table:table-cell table:number-columns-repeated="2"/>
        </table:table-row>
        <table:table-row table:style-name="ro3">
          <table:table-cell table:style-name="ce37" table:number-columns-repeated="2"/>
          <table:table-cell table:style-name="ce35" table:number-columns-repeated="3"/>
          <table:table-cell table:style-name="ce35" office:value-type="string" calcext:value-type="string">
            <text:p>&lt; 条件 : 1 &gt;</text:p>
          </table:table-cell>
          <table:table-cell table:style-name="ce35"/>
          <table:table-cell table:style-name="ce35" office:value-type="string" calcext:value-type="string">
            <text:p>エラーが発生した場合</text:p>
          </table:table-cell>
          <table:table-cell table:style-name="ce35" table:number-columns-repeated="16373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7"/>
          <table:table-cell table:style-name="ce323" office:value-type="string" calcext:value-type="string">
            <text:p>・</text:p>
          </table:table-cell>
          <table:table-cell table:style-name="ce35" office:value-type="string" calcext:value-type="string">
            <text:p>戻り値にtrueを設定する。</text:p>
          </table:table-cell>
          <table:table-cell table:style-name="ce35" table:number-columns-repeated="16372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2"/>
          <table:table-cell table:style-name="ce37" table:number-columns-repeated="2"/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/>
          <table:table-cell table:style-name="ce37"/>
          <table:table-cell table:style-name="ce323" office:value-type="string" calcext:value-type="string">
            <text:p>C )</text:p>
          </table:table-cell>
          <table:table-cell table:style-name="ce35" office:value-type="string" calcext:value-type="string">
            <text:p>戻り値にfalseを設定する。</text:p>
          </table:table-cell>
          <table:table-cell table:style-name="ce35" table:number-columns-repeated="16377"/>
          <table:table-cell table:style-name="ce37"/>
          <table:table-cell table:number-columns-repeated="2"/>
        </table:table-row>
        <table:table-row table:style-name="ro3">
          <table:table-cell table:style-name="ce35" table:number-columns-repeated="16381"/>
          <table:table-cell table:style-name="ce37"/>
          <table:table-cell table:number-columns-repeated="2"/>
        </table:table-row>
        <table:table-row table:style-name="ro3">
          <table:table-cell table:style-name="ce35"/>
          <table:table-cell table:style-name="ce35" office:value-type="string" calcext:value-type="string">
            <text:p>[ 2 ]</text:p>
          </table:table-cell>
          <table:table-cell table:style-name="ce35" office:value-type="string" calcext:value-type="string">
            <text:p>処理を完了する。</text:p>
          </table:table-cell>
          <table:table-cell table:style-name="ce35" table:number-columns-repeated="16378"/>
          <table:table-cell table:style-name="ce37"/>
          <table:table-cell table:number-columns-repeated="2"/>
        </table:table-row>
        <table:table-row table:style-name="ro1" table:number-rows-repeated="45">
          <table:table-cell table:style-name="ce35" table:number-columns-repeated="16356"/>
          <table:table-cell table:style-name="ce37" table:number-columns-repeated="3"/>
          <table:table-cell table:style-name="Default" table:number-columns-repeated="22"/>
          <table:table-cell table:number-columns-repeated="3"/>
        </table:table-row>
        <table:table-row table:style-name="ro1" table:number-rows-repeated="452">
          <table:table-cell table:number-columns-repeated="16356"/>
          <table:table-cell table:style-name="Default" table:number-columns-repeated="25"/>
          <table:table-cell table:number-columns-repeated="3"/>
        </table:table-row>
        <table:table-row table:style-name="ro1" table:number-rows-repeated="1047642">
          <table:table-cell table:number-columns-repeated="16384"/>
        </table:table-row>
        <table:table-row table:style-name="ro3" table:number-rows-repeated="2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/>
    <style:font-face style:name="游ゴシック1" svg:font-family="游ゴシック" style:font-family-generic="modern" style:font-pitch="variable"/>
    <style:font-face style:name="游ゴシック2" svg:font-family="游ゴシック" style:font-family-generic="system" style:font-pitch="variable"/>
    <style:font-face style:name="ＭＳ Ｐゴシック" svg:font-family="'ＭＳ Ｐゴシック'" style:font-family-generic="modern"/>
    <style:font-face style:name="ＭＳ Ｐゴシック1" svg:font-family="'ＭＳ Ｐゴシック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2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¥</number:text>
      <number:number number:decimal-places="0" number:min-decimal-places="0" number:min-integer-digits="1" number:grouping="true"/>
    </number:number-style>
    <number:number-style style:name="N117">
      <number:text>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2" number:min-decimal-places="2" number:min-integer-digits="1" number:grouping="true"/>
    </number:number-style>
    <number:number-style style:name="N119">
      <number:text>¥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0" number:min-decimal-places="0" number:min-integer-digits="1"/>
      <number:text> </number:text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49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9">
      <number:text-content/>
      <style:map style:condition="value()&lt;=1.7976931348623157E+308" style:apply-style-name="N149P0"/>
    </number:text-style>
    <number:number-style style:name="N150">
      <number:number number:decimal-places="1" number:min-decimal-places="1" number:min-integer-digits="1"/>
    </number:number-style>
    <number:number-style style:name="N151">
      <number:number number:decimal-places="1" number:min-decimal-places="1" number:min-integer-digits="0"/>
    </number:number-style>
    <number:number-style style:name="N152">
      <number:number number:decimal-places="1" number:min-decimal-places="1" number:min-integer-digits="2"/>
    </number:number-style>
    <number:number-style style:name="N153">
      <number:number number:decimal-places="1" number:min-decimal-places="1" number:min-integer-digits="3"/>
    </number:number-style>
    <number:number-style style:name="N154">
      <number:number number:decimal-places="1" number:min-decimal-places="1" number:min-integer-digits="4"/>
    </number:number-style>
    <number:number-style style:name="N155">
      <number:number number:decimal-places="1" number:min-decimal-places="1" number:min-integer-digits="5"/>
    </number:number-style>
    <number:number-style style:name="N156">
      <number:number number:decimal-places="1" number:min-decimal-places="1" number:min-integer-digits="6"/>
    </number:number-style>
    <number:date-style style:name="N10112" number:language="ja" number:country="JP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3" number:language="ja" number:country="JP">
      <number:year number:style="long"/>
      <number:text>/</number:text>
      <number:month/>
      <number:text>/</number:text>
      <number:day/>
    </number:date-style>
    <number:date-style style:name="N10114" number:language="ja" number:country="JP">
      <number:day/>
      <number:text>-</number:text>
      <number:month number:textual="true"/>
      <number:text>-</number:text>
      <number:year/>
    </number:date-style>
    <number:date-style style:name="N10115" number:language="ja" number:country="JP">
      <number:day/>
      <number:text>-</number:text>
      <number:month number:textual="true"/>
    </number:date-style>
    <number:date-style style:name="N10116" number:language="ja" number:country="JP">
      <number:month number:textual="true"/>
      <number:text>-</number:text>
      <number:year/>
    </number:date-style>
    <number:time-style style:name="N10117" number:language="ja" number:country="JP">
      <number:hours/>
      <number:text>:</number:text>
      <number:minute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</number:date-style>
    <number:number-style style:name="N1012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3P0"/>
    </number:number-style>
    <number:number-style style:name="N1012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27P0"/>
    </number:number-style>
    <number:currency-style style:name="N10128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00/00/00</text:date>, <text:time style:data-style-name="N2" text:time-value="11:39:41.06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DESKTOP-KI0001</meta:initial-creator>
    <meta:creation-date>2021-12-02T05:06:17Z</meta:creation-date>
    <dc:date>2023-08-07T11:50:17.388000000</dc:date>
    <meta:print-date>2022-02-02T04:50:04Z</meta:print-date>
    <meta:editing-duration>P2DT13H28M2S</meta:editing-duration>
    <meta:editing-cycles>210</meta:editing-cycles>
    <meta:document-statistic meta:table-count="4" meta:cell-count="699" meta:object-count="2"/>
  </office:meta>
</office:document-meta>
</file>